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21ac" officeooo:paragraph-rsid="000421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th time for Chunnu and Munnu</text:p>
      <text:p text:style-name="P1">Author Rohini Nilekani</text:p>
      <text:p text:style-name="P1">Illustrators Sonal Goyal Sumit Sakhuja</text:p>
      <text:p text:style-name="P1">Translator Rohini Nilekani</text:p>
      <text:p text:style-name="P1">Story weaver</text:p>
      <text:p text:style-name="P1">Level 1</text:p>
      <text:p text:style-name="P1">Yay It is bath time for Chunnu and Munnu Today Mama sings a new rhyme for Chunnu and Munnu La la la la</text:p>
      <text:p text:style-name="P1">It is bath time for Chunnu and Munnu Mama washes all the dirt off Chunnu and Munnu Scrub a dub a dub</text:p>
      <text:p text:style-name="P1">It is bath time for Chunnu and Munnu Soap bubbles and fun for Chunnu and Munnu Thup Thup Thup</text:p>
      <text:p text:style-name="P1">It is bath time for Chunnu and Munnu Mama runs to catch naughty Chunnu and Munnu Ha ha ha ha</text:p>
      <text:p text:style-name="P1">Bath time is over for Chunnu and Munnu Mama hugs clean clean Chunnu and Munnu Mmmmm</text:p>
      <text:p text:style-name="P1">Bath time is over for Chunnu and Munnu But tying up pyjamas is hard for Chunnu and Munnu Oh oh aah</text:p>
      <text:p text:style-name="P1">Bath time is over for Chunnu and Munnu Yay It is dinner time for Chunnu and Munnu Yum yum yum</text:p>
      <text:p text:style-name="P1">Dinner time is over for Chunnu and Munnu Nana and Nani are waiting to kiss Chunnu and Munnu Mwaah Mwaah Mwaah</text:p>
      <text:p text:style-name="P1">Today’s play time is over for Chunnu and Munnu Sweet dreams now for Chunnu and Munnu Zzzz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8:00:17.225037728</meta:creation-date>
    <dc:date>2018-05-07T18:06:31.093134572</dc:date>
    <meta:editing-duration>PT6M14S</meta:editing-duration>
    <meta:editing-cycles>1</meta:editing-cycles>
    <meta:document-statistic meta:table-count="0" meta:image-count="0" meta:object-count="0" meta:page-count="1" meta:paragraph-count="15" meta:word-count="200" meta:character-count="995" meta:non-whitespace-character-count="810"/>
    <meta:generator>LibreOffice/5.1.6.2$Linux_X86_64 LibreOffice_project/10m0$Build-2</meta:generator>
  </office:meta>
</office:document-meta>
</file>